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56ff"/>
    </style:style>
    <style:style style:name="P2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6pt" fo:font-weight="bold" officeooo:rsid="000e3866" officeooo:paragraph-rsid="000e386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e3866" officeooo:paragraph-rsid="000e3866"/>
    </style:style>
    <style:style style:name="P4" style:family="paragraph" style:parent-style-name="Standard">
      <style:text-properties officeooo:rsid="0010026f" officeooo:paragraph-rsid="0010026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026f" officeooo:paragraph-rsid="0010026f" style:font-weight-asian="bold" style:font-weight-complex="bold"/>
    </style:style>
    <style:style style:name="P6" style:family="paragraph" style:parent-style-name="Standard">
      <loext:graphic-properties draw:fill="solid" draw:fill-color="#000000" draw:fill-image-width="0cm" draw:fill-image-height="0cm"/>
      <style:paragraph-properties fo:background-color="#000000" fo:padding="0.049cm" fo:border="0.06pt solid #000000" style:shadow="#808080 0.18cm 0.18cm"/>
      <style:text-properties style:font-name="Courier 10 Pitch" officeooo:rsid="000e3866" officeooo:paragraph-rsid="000e3866"/>
    </style:style>
    <style:style style:name="P7" style:family="paragraph" style:parent-style-name="Preformatted_20_Text">
      <loext:graphic-properties draw:fill="solid" draw:fill-color="#000000"/>
      <style:paragraph-properties fo:background-color="#000000" fo:padding="0.049cm" fo:border="0.06pt solid #000000" style:shadow="none"/>
      <style:text-properties officeooo:rsid="0008151c" officeooo:paragraph-rsid="0010026f"/>
    </style:style>
    <style:style style:name="P8" style:family="paragraph" style:parent-style-name="Preformatted_20_Text">
      <loext:graphic-properties draw:fill="solid" draw:fill-color="#000000"/>
      <style:paragraph-properties fo:background-color="#000000" fo:padding="0.049cm" fo:border="0.06pt solid #000000" style:shadow="none"/>
      <style:text-properties officeooo:paragraph-rsid="0010026f"/>
    </style:style>
    <style:style style:name="P9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 fo:padding="0.049cm" fo:border="0.06pt solid #000000" style:shadow="none"/>
      <style:text-properties officeooo:rsid="0008151c" officeooo:paragraph-rsid="0010026f"/>
    </style:style>
    <style:style style:name="P10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 fo:padding="0.049cm" fo:border="0.06pt solid #000000" style:shadow="none"/>
      <style:text-properties officeooo:paragraph-rsid="0010026f"/>
    </style:style>
    <style:style style:name="P11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 fo:padding="0.049cm" fo:border="0.06pt solid #000000" style:shadow="none"/>
      <style:text-properties officeooo:paragraph-rsid="00104333"/>
    </style:style>
    <style:style style:name="P12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 style:shadow="none"/>
      <style:text-properties officeooo:paragraph-rsid="0010026f"/>
    </style:style>
    <style:style style:name="P13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/>
      <style:text-properties officeooo:rsid="000256ff" officeooo:paragraph-rsid="0010026f"/>
    </style:style>
    <style:style style:name="P14" style:family="paragraph" style:parent-style-name="Preformatted_20_Text">
      <loext:graphic-properties draw:fill="solid" draw:fill-color="#000000"/>
      <style:paragraph-properties fo:margin-top="0cm" fo:margin-bottom="0.499cm" loext:contextual-spacing="false" fo:background-color="#000000"/>
      <style:text-properties officeooo:rsid="000256ff" officeooo:paragraph-rsid="00104333"/>
    </style:style>
    <style:style style:name="P15" style:family="paragraph" style:parent-style-name="Preformatted_20_Text" style:list-style-name="L2">
      <style:paragraph-properties fo:margin-top="0cm" fo:margin-bottom="0.499cm" loext:contextual-spacing="false"/>
      <style:text-properties style:font-name="Liberation Sans" officeooo:rsid="0010026f" officeooo:paragraph-rsid="0010026f"/>
    </style:style>
    <style:style style:name="P16" style:family="paragraph" style:parent-style-name="Preformatted_20_Text" style:list-style-name="L2">
      <style:paragraph-properties fo:margin-top="0cm" fo:margin-bottom="0.499cm" loext:contextual-spacing="false"/>
      <style:text-properties style:font-name="Liberation Sans" officeooo:rsid="0010026f" officeooo:paragraph-rsid="00104333"/>
    </style:style>
    <style:style style:name="P17" style:family="paragraph" style:parent-style-name="Standard" style:list-style-name="L1">
      <style:text-properties officeooo:rsid="000e3866" officeooo:paragraph-rsid="000e3866"/>
    </style:style>
    <style:style style:name="P18" style:family="paragraph" style:parent-style-name="Standard" style:list-style-name="L1">
      <style:text-properties officeooo:rsid="000e3866" officeooo:paragraph-rsid="0010f681"/>
    </style:style>
    <style:style style:name="P19" style:family="paragraph" style:parent-style-name="Standard" style:list-style-name="L1">
      <style:text-properties officeooo:rsid="000e92d4" officeooo:paragraph-rsid="0010f681"/>
    </style:style>
    <style:style style:name="P20" style:family="paragraph" style:parent-style-name="Standard" style:list-style-name="L2">
      <style:text-properties officeooo:paragraph-rsid="0010026f"/>
    </style:style>
    <style:style style:name="P21" style:family="paragraph" style:parent-style-name="Standard" style:list-style-name="L2">
      <style:text-properties officeooo:rsid="0010026f" officeooo:paragraph-rsid="0010026f"/>
    </style:style>
    <style:style style:name="P22" style:family="paragraph" style:parent-style-name="Standard" style:list-style-name="L1">
      <style:text-properties fo:color="#2a6099" officeooo:rsid="000e92d4" officeooo:paragraph-rsid="0010f681"/>
    </style:style>
    <style:style style:name="P23" style:family="paragraph" style:parent-style-name="Standard" style:list-style-name="L1">
      <style:text-properties fo:color="#2a6099" officeooo:rsid="0010f681" officeooo:paragraph-rsid="0010f68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151c" fo:background-color="#ffff00" loext:char-shading-value="0"/>
    </style:style>
    <style:style style:name="T3" style:family="text">
      <style:text-properties officeooo:rsid="0008b4c9" fo:background-color="#ffff00" loext:char-shading-value="0"/>
    </style:style>
    <style:style style:name="T4" style:family="text">
      <style:text-properties officeooo:rsid="0008151c"/>
    </style:style>
    <style:style style:name="T5" style:family="text">
      <style:text-properties officeooo:rsid="000b3d52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0026f" fo:background-color="transparent" loext:char-shading-value="0"/>
    </style:style>
    <style:style style:name="T8" style:family="text">
      <style:text-properties officeooo:rsid="0008b4c9" fo:background-color="transparent" loext:char-shading-value="0"/>
    </style:style>
    <style:style style:name="T9" style:family="text">
      <style:text-properties officeooo:rsid="00104333"/>
    </style:style>
    <style:style style:name="T10" style:family="text">
      <style:text-properties officeooo:rsid="0010f681"/>
    </style:style>
    <style:style style:name="T11" style:family="text">
      <style:text-properties fo:color="#2a6099" officeooo:rsid="0010f681"/>
    </style:style>
    <style:style style:name="T12" style:family="text">
      <style:text-properties fo:color="#ff000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background-color="#ff0000" loext:char-shading-value="0"/>
    </style:style>
    <style:style style:name="T15" style:family="text">
      <style:text-properties style:use-window-font-color="true" fo:background-color="#ff0000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fo:background-color="#ff0000" loext:char-shading-value="0"/>
    </style:style>
    <style:style style:name="T18" style:family="text">
      <style:text-properties fo:background-color="#00a933" loext:char-shading-value="0"/>
    </style:style>
    <style:style style:name="T19" style:family="text">
      <style:text-properties fo:background-color="#00a933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ise en place d'une passerelle</text:p>
      <text:p text:style-name="P3"/>
      <text:p text:style-name="P3">Soit le script suivant nommé <text:span text:style-name="T1">setPasserelle.sh</text:span></text:p>
      <text:p text:style-name="P6">#!/bin/bash</text:p>
      <text:p text:style-name="P6">echo 1 &gt; /proc/sys/net/ipv4/ip_forward</text:p>
      <text:p text:style-name="P6">iptables -F</text:p>
      <text:p text:style-name="P6">iptables -t nat -F</text:p>
      <text:p text:style-name="P6">iptables -t mangle -F</text:p>
      <text:p text:style-name="P6">iptables -t nat -A POSTROUTING -o <text:span text:style-name="T15">enp0s3</text:span> -j MASQUERADE</text:p>
      <text:p text:style-name="P6">iptables -A FORWARD -i <text:span text:style-name="T19">enp0s8</text:span> -j ACCEPT</text:p>
      <text:p text:style-name="P3"/>
      <text:list xml:id="list2410517266" text:style-name="L1">
        <text:list-item>
          <text:p text:style-name="P18">Quelles tables sont affectées? </text:p>
          <text:p text:style-name="P18"><text:span text:style-name="T11">Les tables nat et mangle</text:span></text:p>
        </text:list-item>
        <text:list-item>
          <text:p text:style-name="P19">Quel est le rôle des tables utilisées? </text:p>
          <text:p text:style-name="P22"><text:span text:style-name="T10">Nat → Réaliser des translations d’adresse (ou de ports) (partage de connexion)</text:span></text:p>
          <text:p text:style-name="P23">mangle → modifier les en-têtes de paquets</text:p>
        </text:list-item>
        <text:list-item>
          <text:p text:style-name="P17">Quelle interface doit se trouvé côté "<text:span text:style-name="T17">internet</text:span>"? <text:span text:style-name="T11">enp0s3</text:span></text:p>
        </text:list-item>
        <text:list-item>
          <text:p text:style-name="P17">Quelle interface doit se trouvé côté "<text:span text:style-name="T19">reseau local</text:span>"? <text:span text:style-name="T11">enp0s8</text:span></text:p>
        </text:list-item>
      </text:list>
      <text:p text:style-name="P4"/>
      <text:p text:style-name="P5">Procédure pour que la passerelle soit lancée au démarrage du système:</text:p>
      <text:list xml:id="list4200484985" text:style-name="L2">
        <text:list-item>
          <text:p text:style-name="P21"><text:span text:style-name="T7">C</text:span><text:span text:style-name="T6">réez le script </text:span><text:span text:style-name="T1">setPasserelle.sh</text:span><text:span text:style-name="T6"> dans le répertoire </text:span><text:span text:style-name="T1">/root/</text:span></text:p>
        </text:list-item>
        <text:list-item>
          <text:p text:style-name="P20"><text:span text:style-name="T7">Créez le fichier </text:span><text:span text:style-name="T2">/</text:span><text:span text:style-name="T3">lib/systemd/system/setPasserelle.service</text:span><text:span text:style-name="T8"> en mettant le contenu ci-dessous:</text:span></text:p>
        </text:list-item>
      </text:list>
      <text:p text:style-name="P7">[Unit]</text:p>
      <text:p text:style-name="P8">After=network-online.target</text:p>
      <text:p text:style-name="P8"/>
      <text:p text:style-name="P8">[Service]</text:p>
      <text:p text:style-name="P8">ExecStart=/<text:span text:style-name="T4">root/setPasserelle</text:span>.sh</text:p>
      <text:p text:style-name="P8"/>
      <text:p text:style-name="P8">[Install]</text:p>
      <text:p text:style-name="P10">WantedBy=default.target</text:p>
      <text:p text:style-name="P9">Alias=setPasserelle.service</text:p>
      <text:list xml:id="list180232789124944" text:continue-numbering="true" text:style-name="L2">
        <text:list-item>
          <text:p text:style-name="P15">Changez les persmissions:</text:p>
        </text:list-item>
      </text:list>
      <text:p text:style-name="P11">chmod <text:span text:style-name="T9">777</text:span> /<text:span text:style-name="T9">root</text:span>/<text:span text:style-name="T4">setPasserelle</text:span>.<text:span text:style-name="T9">sh</text:span></text:p>
      <text:p text:style-name="P10">chmod 664 /<text:span text:style-name="T5">lib</text:span>/systemd/system/<text:span text:style-name="T4">setPasserelle</text:span>.service</text:p>
      <text:list xml:id="list180232746934503" text:continue-numbering="true" text:style-name="L2">
        <text:list-item>
          <text:p text:style-name="P15">Relancez les services:</text:p>
        </text:list-item>
      </text:list>
      <text:p text:style-name="P12">systemctl daemon-reload</text:p>
      <text:list xml:id="list180232763257628" text:continue-numbering="true" text:style-name="L2">
        <text:list-item>
          <text:p text:style-name="P15">Autorisez le service:</text:p>
        </text:list-item>
      </text:list>
      <text:p text:style-name="P13">systemctl enable <text:span text:style-name="T4">setPasserelle</text:span>.service</text:p>
      <text:list xml:id="list180231900087881" text:continue-numbering="true" text:style-name="L2">
        <text:list-item>
          <text:p text:style-name="P16"><text:span text:style-name="T9">Lancer</text:span> le service:</text:p>
        </text:list-item>
      </text:list>
      <text:p text:style-name="P14">systemctl <text:span text:style-name="T9">start</text:span> <text:span text:style-name="T4">setPasserel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9T08:37:16.244218149</meta:creation-date>
    <dc:date>2020-10-08T18:02:30.640259163</dc:date>
    <meta:editing-duration>PT2H11M2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1" meta:paragraph-count="35" meta:word-count="165" meta:character-count="1225" meta:non-whitespace-character-count="1103"/>
  </office:meta>
</office:document-meta>
</file>